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officeooo:rsid="000cff1d" officeooo:paragraph-rsid="000cff1d"/>
    </style:style>
    <style:style style:name="P2" style:family="paragraph" style:parent-style-name="Text_20_body">
      <style:text-properties officeooo:paragraph-rsid="000cff1d"/>
    </style:style>
    <style:style style:name="P3" style:family="paragraph" style:parent-style-name="Text_20_body">
      <style:paragraph-properties fo:text-align="start" style:justify-single-word="false"/>
      <style:text-properties officeooo:paragraph-rsid="000fb3c7"/>
    </style:style>
    <style:style style:name="P4" style:family="paragraph" style:parent-style-name="Text_20_body">
      <style:paragraph-properties fo:text-align="start" style:justify-single-word="false"/>
      <style:text-properties officeooo:rsid="000fb3c7" officeooo:paragraph-rsid="000fb3c7"/>
    </style:style>
    <style:style style:name="P5" style:family="paragraph" style:parent-style-name="Text_20_body">
      <style:paragraph-properties fo:text-align="start" style:justify-single-word="false"/>
      <style:text-properties officeooo:rsid="00114e2f" officeooo:paragraph-rsid="00114e2f"/>
    </style:style>
    <style:style style:name="P6" style:family="paragraph" style:parent-style-name="Text_20_body">
      <style:text-properties officeooo:rsid="0015cdeb" officeooo:paragraph-rsid="0015cdeb"/>
    </style:style>
    <style:style style:name="P7" style:family="paragraph" style:parent-style-name="Title">
      <style:text-properties officeooo:rsid="000b3148"/>
    </style:style>
    <style:style style:name="P8" style:family="paragraph" style:parent-style-name="Heading_20_1">
      <style:paragraph-properties fo:break-before="page"/>
      <style:text-properties officeooo:rsid="000cff1d" officeooo:paragraph-rsid="000cff1d"/>
    </style:style>
    <style:style style:name="P9" style:family="paragraph" style:parent-style-name="Heading_20_1">
      <style:text-properties officeooo:rsid="000cff1d" officeooo:paragraph-rsid="000cff1d"/>
    </style:style>
    <style:style style:name="P10" style:family="paragraph" style:parent-style-name="Heading_20_1">
      <style:text-properties officeooo:rsid="000fb3c7" officeooo:paragraph-rsid="000fb3c7"/>
    </style:style>
    <style:style style:name="T1" style:family="text">
      <style:text-properties officeooo:rsid="000b3148"/>
    </style:style>
    <style:style style:name="T2" style:family="text">
      <style:text-properties officeooo:rsid="001187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latoBrawl</text:p>
      <text:p text:style-name="Subtitle">OOPD <text:span text:style-name="T1">beroepsproduct</text:span></text:p>
      <text:p text:style-name="Text_20_body"/>
      <text:p text:style-name="Text_20_body"/>
      <text:p text:style-name="P6">Jeffrey Kragten 606601</text:p>
      <text:p text:style-name="P6">Timon van Nimwegen 598254</text:p>
      <text:h text:style-name="P8" text:outline-level="1">Inhoudsopgave</text:h>
      <text:p text:style-name="P2"/>
      <text:h text:style-name="P9" text:outline-level="1">Inleiding</text:h>
      <text:p text:style-name="P2"/>
      <text:p text:style-name="P1">Wij zijn voor het vak Object Oriënted Program Development gevraag om een game te maken met een geleverde game engine.</text:p>
      <text:h text:style-name="P10" text:outline-level="1">Spelbeschrijving</text:h>
      <text:p text:style-name="P3"/>
      <text:p text:style-name="P5">Het spel zal worden bekeken vanaf de <text:span text:style-name="T2">zijkant Er zullen geen onzichtbare barrières aan de 4 zijdes zitten van het level zitten, omdat vijanden en spelers aan uit het scherm geslagen moeten worden. Een speler en vijanden worden geKO’d als ze buiten de viewport komen. Het doel van het spel is om zoveel mogelijk vijanden uit het scherm te slaan.</text:span></text:p>
      <text:h text:style-name="P10" text:outline-level="1">Schermbeelden</text:h>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7T13:36:54.248000000</meta:creation-date>
    <dc:date>2018-03-29T00:17:11.364000000</dc:date>
    <meta:editing-duration>P1DT7H55M54S</meta:editing-duration>
    <meta:editing-cycles>1</meta:editing-cycles>
    <meta:document-statistic meta:table-count="0" meta:image-count="0" meta:object-count="0" meta:page-count="2" meta:paragraph-count="10" meta:word-count="94" meta:character-count="587" meta:non-whitespace-character-count="503"/>
    <meta:generator>LibreOffice/5.4.3.2$Windows_X86_64 LibreOffice_project/92a7159f7e4af62137622921e809f8546db437e5</meta:generator>
  </office:meta>
</office:document-meta>
</file>